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fo:line-height="150%" style:page-number="auto" fo:background-color="transparent">
        <style:background-image/>
      </style:paragraph-properties>
      <style:text-properties style:font-name="Arial" fo:font-size="11pt" style:font-size-asian="11pt" style:font-size-complex="11pt"/>
    </style:style>
    <style:style style:name="P2" style:family="paragraph" style:parent-style-name="Standard">
      <style:paragraph-properties fo:line-height="150%" fo:background-color="transparent">
        <style:background-image/>
      </style:paragraph-properties>
      <style:text-properties style:font-name="Arial" fo:font-size="11pt" style:font-size-asian="11pt" style:font-size-complex="11pt"/>
    </style:style>
    <style:style style:name="P3" style:family="paragraph" style:parent-style-name="Standard">
      <style:paragraph-properties fo:line-height="150%" fo:background-color="transparent">
        <style:background-image/>
      </style:paragraph-properties>
      <style:text-properties style:font-name="Arial" fo:font-size="11pt" fo:font-weight="bold" style:font-size-asian="11pt" style:font-weight-asian="bold" style:font-size-complex="11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 von Frank Daniel</text:p>
      <text:p text:style-name="P3">Continuous Delivery: Konigurationsmanagement in der Softwareentwicklung</text:p>
      <text:p text:style-name="P2"/>
      <text:p text:style-name="P2">Continuous Delivery (CD) steht für das stetige Ausliefern von Änderungen an den Kunden in der Softwareentwicklung. Insbesondere große Internet-Anwendungen wie die Google suche oder Facebook liefern täglich ein oder mehrere Releases aus. Die ist dem großen Konkurrenzdruck im Internet geschuldet. CD ist eine Weiterentwicklung von Continuous Integration. Grundlage für diese Entwicklungen ist das klassische Konfigurationsmanagement in der Softwareentwicklung. CD beschreibt eine Deployment Pipeline, die sich in der Grundausstattung aus folgenden Abschnitten ergibt: Commit Stage, Acceptance Stage, Manual Test Stage, Performance Stage, Release Stage. In der Commit Stage finden werden die Sourcen kompiliert und gepackt. An diesen fertigen Artefakte werden die Unit-Test durchgeführt. Treten keine Fehler auf dann werden die Artfakte für alle folgenden Teststufen in einem Artefact-Repository veröffentlicht. Treten in den folgenden Abschnitten keine Fehler auf, dann wird die Software mit dem Release Stage in die Produktion gebracht. Alle diese Vorgänge sind hochautomatisiert und im günstigsten Fall genügt ein Knopfdruck um ein neues Release herauszubringen. Als Beispiel-Tool-kette und deren Zusammenarbeit für das CD sind als Versionsverwaltung GIT, als Build-Tool Gradle, als CI-Server Jenkins und als Testframework JUnit beschrie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4M40S</meta:editing-duration>
    <meta:editing-cycles>7</meta:editing-cycles>
    <meta:generator>OpenOffice.org/3.4.1$Win32 OpenOffice.org_project/341m1$Build-9593</meta:generator>
    <dc:date>2013-11-23T23:03:23.15</dc:date>
    <meta:document-statistic meta:table-count="0" meta:image-count="0" meta:object-count="0" meta:page-count="1" meta:paragraph-count="3" meta:word-count="188" meta:character-count="1438"/>
    <meta:user-defined meta:name="Info 1"/>
    <meta:user-defined meta:name="Info 2"/>
    <meta:user-defined meta:name="Info 3"/>
    <meta:user-defined meta:name="Info 4"/>
  </office:meta>
</office:document-meta>
</file>